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Standard" style:font-family-generic="swiss"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7.0729in" fo:margin-left="0in" fo:margin-right="-0.0049in" table:align="margins"/>
    </style:style>
    <style:style style:name="Tabelle1.A" style:family="table-column">
      <style:table-column-properties style:column-width="2.1007in" style:rel-column-width="19466*"/>
    </style:style>
    <style:style style:name="Tabelle1.B" style:family="table-column">
      <style:table-column-properties style:column-width="4.9722in" style:rel-column-width="46069*"/>
    </style:style>
    <style:style style:name="Tabelle1.A1" style:family="table-cell">
      <style:table-cell-properties style:vertical-align="middle" fo:padding="0.0382in" fo:border="none"/>
    </style:style>
    <style:style style:name="Tabelle1.B1" style:family="table-cell">
      <style:table-cell-properties fo:padding="0.0382in" fo:border="none"/>
    </style:style>
    <style:style style:name="Tabelle1.B2" style:family="table-cell">
      <style:table-cell-properties fo:padding="0.0382in" fo:border="none"/>
    </style:style>
    <style:style style:name="Tabelle1.B3" style:family="table-cell">
      <style:table-cell-properties fo:padding="0.0382in" fo:border="none"/>
    </style:style>
    <style:style style:name="Tabelle1.B4" style:family="table-cell">
      <style:table-cell-properties fo:padding="0.0382in" fo:border="none"/>
    </style:style>
    <style:style style:name="Tabelle1.B5" style:family="table-cell">
      <style:table-cell-properties fo:padding="0.0382in" fo:border="none"/>
    </style:style>
    <style:style style:name="Tabelle1.B6" style:family="table-cell">
      <style:table-cell-properties fo:padding="0.0382in" fo:border="none"/>
    </style:style>
    <style:style style:name="Tabelle2" style:family="table">
      <style:table-properties style:width="7.0729in" fo:margin-left="0in" fo:margin-right="-0.0049in" table:align="margins"/>
    </style:style>
    <style:style style:name="Tabelle2.A" style:family="table-column">
      <style:table-column-properties style:column-width="2.1007in" style:rel-column-width="19466*"/>
    </style:style>
    <style:style style:name="Tabelle2.B" style:family="table-column">
      <style:table-column-properties style:column-width="4.9722in" style:rel-column-width="46069*"/>
    </style:style>
    <style:style style:name="Tabelle2.A1" style:family="table-cell">
      <style:table-cell-properties style:vertical-align="middle" fo:padding="0.0382in" fo:border="none"/>
    </style:style>
    <style:style style:name="Tabelle2.B1" style:family="table-cell">
      <style:table-cell-properties fo:padding="0.0382in" fo:border="none"/>
    </style:style>
    <style:style style:name="Tabelle2.B2" style:family="table-cell">
      <style:table-cell-properties fo:padding="0.0382in" fo:border="none"/>
    </style:style>
    <style:style style:name="P1" style:family="paragraph" style:parent-style-name="Footer">
      <style:paragraph-properties fo:text-align="end" style:justify-single-word="false"/>
      <style:text-properties style:font-name="Open Sans1" fo:font-size="9pt" style:font-size-asian="9pt" style:font-size-complex="9pt"/>
    </style:style>
    <style:style style:name="P2" style:family="paragraph" style:parent-style-name="Standard">
      <style:text-properties style:font-name="Open Sans1"/>
    </style:style>
    <style:style style:name="P3" style:family="paragraph" style:parent-style-name="Standard">
      <style:text-properties style:font-name="Open Sans1" fo:font-size="10pt" style:font-size-asian="10pt" style:font-size-complex="10pt"/>
    </style:style>
    <style:style style:name="P4" style:family="paragraph" style:parent-style-name="Standard">
      <style:paragraph-properties fo:margin-top="0in" fo:margin-bottom="0.0201in" style:contextual-spacing="false"/>
      <style:text-properties style:font-name="Open Sans1" fo:font-size="10pt" style:font-size-asian="10pt" style:font-size-complex="10pt"/>
    </style:style>
    <style:style style:name="P5" style:family="paragraph" style:parent-style-name="Standard">
      <style:text-properties style:font-name="Open Sans1" fo:font-size="11pt" style:font-size-asian="11pt" style:font-size-complex="11pt"/>
    </style:style>
    <style:style style:name="P6" style:family="paragraph" style:parent-style-name="Standard">
      <style:text-properties style:font-name="Open Sans1" fo:font-size="11pt" fo:font-style="italic" style:font-size-asian="11pt" style:font-style-asian="italic" style:font-size-complex="11pt" style:font-style-complex="italic"/>
    </style:style>
    <style:style style:name="P7" style:family="paragraph" style:parent-style-name="Standard">
      <style:text-properties style:font-name="Open Sans1" fo:font-size="12pt" style:font-size-asian="12pt" style:font-size-complex="12pt"/>
    </style:style>
    <style:style style:name="P8" style:family="paragraph" style:parent-style-name="Table_20_Contents">
      <style:text-properties style:font-name="Open Sans1"/>
    </style:style>
    <style:style style:name="P9" style:family="paragraph" style:parent-style-name="Standard">
      <style:paragraph-properties fo:margin-top="0in" fo:margin-bottom="0.0783in" style:contextual-spacing="false"/>
      <style:text-properties style:font-name="Open Sans1"/>
    </style:style>
    <style:style style:name="P10" style:family="paragraph" style:parent-style-name="Standard">
      <style:paragraph-properties fo:margin-top="0.1665in" fo:margin-bottom="0.0835in" style:contextual-spacing="false"/>
      <style:text-properties style:font-name="Open Sans1"/>
    </style:style>
    <style:style style:name="P11" style:family="paragraph" style:parent-style-name="Heading_20_2">
      <style:text-properties fo:font-size="13pt" style:font-size-asian="13pt" style:font-size-complex="13pt"/>
    </style:style>
    <style:style style:name="P12" style:family="paragraph" style:parent-style-name="Heading_20_3">
      <style:paragraph-properties fo:margin-top="0.1665in" fo:margin-bottom="0.0835in" style:contextual-spacing="false" fo:keep-with-next="always"/>
      <style:text-properties style:font-name="Arial" fo:font-size="13pt" style:font-name-asian="Microsoft YaHei" style:font-size-asian="13pt" style:font-name-complex="Lucida Sans1" style:font-size-complex="13pt"/>
    </style:style>
    <style:style style:name="P13" style:family="paragraph" style:parent-style-name="Heading_20_3">
      <style:text-properties fo:font-size="13pt" style:font-size-asian="13pt" style:font-size-complex="13pt"/>
    </style:style>
    <style:style style:name="P1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Open Sans" fo:font-size="10pt" style:font-size-asian="10pt" style:font-size-complex="10pt"/>
    </style:style>
    <style:style style:name="P15"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paragraph-rsid="000f4789" style:font-size-asian="10pt" style:font-size-complex="10pt"/>
    </style:style>
    <style:style style:name="P19" style:family="paragraph" style:parent-style-name="Standard">
      <style:text-properties style:font-name="Open Sans1" fo:font-size="10pt" style:font-size-asian="10pt" style:font-size-complex="10pt"/>
    </style:style>
    <style:style style:name="P20" style:family="paragraph" style:parent-style-name="Standard">
      <style:text-properties style:font-name="Open Sans1"/>
    </style:style>
    <style:style style:name="P21" style:family="paragraph" style:parent-style-name="Standard">
      <style:text-properties style:font-name="Open Sans1" fo:font-size="9pt" style:font-size-asian="11pt" style:font-size-complex="11pt"/>
    </style:style>
    <style:style style:name="P22" style:family="paragraph">
      <style:paragraph-properties fo:text-align="start"/>
      <style:text-properties style:text-line-through-style="none" style:text-line-through-type="none" style:font-name="Open Sans2" fo:font-size="12pt" fo:font-style="normal" style:text-underline-style="none" fo:font-weight="normal"/>
    </style:style>
    <style:style style:name="P23"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loext:opacity="0%" style:font-name="Open Sans1" fo:font-style="normal" style:font-style-asian="normal" style:font-style-complex="normal"/>
    </style:style>
    <style:style style:name="T2" style:family="text">
      <style:text-properties style:use-window-font-color="true" loext:opacity="0%" style:font-name="Open Sans1" fo:font-size="11pt" fo:font-style="normal" style:font-size-asian="11pt" style:font-style-asian="normal" style:font-size-complex="11pt" style:font-style-complex="normal"/>
    </style:style>
    <style:style style:name="T3" style:family="text">
      <style:text-properties style:use-window-font-color="true" loext:opacity="0%" style:font-name="Open Sans1" fo:font-size="11pt" fo:font-style="normal" officeooo:rsid="000f4789" style:font-size-asian="11pt" style:font-style-asian="normal" style:font-size-complex="11pt" style:font-style-complex="normal"/>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officeooo:rsid="000f4789"/>
    </style:style>
    <style:style style:name="T7" style:family="text">
      <style:text-properties fo:font-weight="bold" style:font-weight-asian="bold" style:font-weight-complex="bold"/>
    </style:style>
    <style:style style:name="T8" style:family="text">
      <style:text-properties fo:font-weight="bold" officeooo:rsid="000f4789" style:font-weight-asian="bold" style:font-weight-complex="bold"/>
    </style:style>
    <style:style style:name="T9" style:family="text">
      <style:text-properties fo:font-size="11pt" style:font-size-asian="11pt" style:font-size-complex="11pt"/>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data-style-name="C10036">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data-style-name="C10041">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5" style:family="graphic" style:data-style-name="C10001">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number:number-style style:name="C10001" number:language="de" number:country="DE">
      <number:number number:decimal-places="0" number:min-decimal-places="0" number:min-integer-digits="1"/>
    </number:number-style>
    <number:date-style style:name="C10036" number:language="de" number:country="DE" number:automatic-order="true">
      <number:day number:style="long"/>
      <number:text>.</number:text>
      <number:month number:style="long"/>
      <number:text>.</number:text>
      <number:year number:style="long"/>
    </number:date-style>
    <number:date-style style:name="C10041"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Vor und Nach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2" form:id="control2"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raße" form:control-implementation="ooo:com.sun.star.form.component.TextField" xml:id="control3" form:id="control3" form:tab-index="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ausnummer" form:control-implementation="ooo:com.sun.star.form.component.TextField" xml:id="control4" form:id="control4"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ausnummer"/>
              <form:property form:property-name="ObjIDinMSO" office:value-type="float" office:value="0"/>
            </form:properties>
          </form:text>
          <form:text form:name="Wohnort" form:control-implementation="ooo:com.sun.star.form.component.TextField" xml:id="control5" form:id="control5"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 form:control-implementation="ooo:com.sun.star.form.component.FormattedField" xml:id="control6" form:id="control6" form:tab-index="2"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formatted-text form:name="Postleitzahl" form:control-implementation="ooo:com.sun.star.form.component.FormattedField" xml:id="control7" form:id="control7" form:tab-index="5"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formatted-text form:name="Telefon" form:control-implementation="ooo:com.sun.star.form.component.FormattedField" xml:id="control8" form:id="control8" form:tab-index="7"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radio form:name="Mitgliedschaft" form:control-implementation="ooo:com.sun.star.form.component.RadioButton" xml:id="control9" form:id="control9" form:label="Einzel 120 €" form:tab-index="9"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text form:name="Vor und Nachname2" form:control-implementation="ooo:com.sun.star.form.component.TextField" xml:id="control10" form:id="control10" form:tab-stop="false" form:tab-index="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2" form:control-implementation="ooo:com.sun.star.form.component.FormattedField" xml:id="control11" form:id="control11" form:tab-stop="false" form:tab-index="15"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Vor und Nachname3" form:control-implementation="ooo:com.sun.star.form.component.TextField" xml:id="control12" form:id="control12" form:tab-stop="false"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3" form:control-implementation="ooo:com.sun.star.form.component.FormattedField" xml:id="control13" form:id="control13" form:tab-stop="false" form:tab-index="17"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Vor und Nachname4" form:control-implementation="ooo:com.sun.star.form.component.TextField" xml:id="control14" form:id="control14" form:tab-stop="false"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4" form:control-implementation="ooo:com.sun.star.form.component.FormattedField" xml:id="control15" form:id="control15" form:tab-stop="false" form:tab-index="19"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Vor und Nachname5" form:control-implementation="ooo:com.sun.star.form.component.TextField" xml:id="control16" form:id="control16" form:tab-stop="false" form:tab-index="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5" form:control-implementation="ooo:com.sun.star.form.component.FormattedField" xml:id="control17" form:id="control17" form:tab-stop="false" form:tab-index="21"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Name Kontoinhaber" form:control-implementation="ooo:com.sun.star.form.component.TextField" xml:id="control18" form:id="control18"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IBAN" form:control-implementation="ooo:com.sun.star.form.component.FormattedField" xml:id="control19" form:id="control19" form:tab-index="23"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radio form:name="Mitgliedschaft" form:control-implementation="ooo:com.sun.star.form.component.RadioButton" xml:id="control20" form:id="control20" form:label="Familie 165 €" form:tab-index="1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itgliedschaft" form:control-implementation="ooo:com.sun.star.form.component.RadioButton" xml:id="control21" form:id="control21" form:label="Schüler:in / Student:in / Auszubildende:r 60 €" form:tab-index="10"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itgliedschaft" form:control-implementation="ooo:com.sun.star.form.component.RadioButton" xml:id="control22" form:id="control22" form:label="Kinder bis 16 Jahren 60 €" form:tab-index="13"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itgliedschaft" form:control-implementation="ooo:com.sun.star.form.component.RadioButton" xml:id="control23" form:id="control23" form:label="Passiv 25 €" form:tab-index="1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fik1" text:anchor-type="page" text:anchor-page-number="1" svg:x="5.8362in" svg:y="0.0272in" svg:width="2.4118in" svg:height="1.498in" draw:z-index="0">
        <draw:image xlink:href="https://vcmuellheim.de/img/vcm-banner.png" xlink:type="simple" xlink:show="embed" xlink:actuate="onLoad" draw:mime-type="image/png"/>
      </draw:frame>
      <text:h text:style-name="Heading_20_1" text:outline-level="1">Anmeldung zur Vereinsmitgliedschaft</text:h>
      <text:p text:style-name="P2">Hiermit beantrage ich die Mitgliedschaft im<text:line-break/>Volleyballclub Müllheim e.V..</text:p>
      <text:p text:style-name="P2"/>
      <table:table table:name="Tabelle1" table:style-name="Tabelle1">
        <table:table-column table:style-name="Tabelle1.A"/>
        <table:table-column table:style-name="Tabelle1.B"/>
        <table:table-row>
          <table:table-cell table:style-name="Tabelle1.A1" office:value-type="string">
            <text:p text:style-name="P8">Vor- und Nachname</text:p>
          </table:table-cell>
          <table:table-cell table:style-name="Tabelle1.B1" office:value-type="string">
            <text:p text:style-name="P8"><draw:control text:anchor-type="as-char" draw:z-index="1" draw:name="Shape1" draw:style-name="gr3" draw:text-style-name="P23" svg:width="4.3307in" svg:height="0.3941in" draw:control="control1"/></text:p>
          </table:table-cell>
        </table:table-row>
        <table:table-row>
          <table:table-cell table:style-name="Tabelle1.A1" office:value-type="string">
            <text:p text:style-name="P8">Geburtsdatum</text:p>
          </table:table-cell>
          <table:table-cell table:style-name="Tabelle1.B1" office:value-type="string">
            <text:p text:style-name="P2"><draw:control text:anchor-type="as-char" draw:z-index="6" draw:name="Shape2" draw:style-name="gr2" draw:text-style-name="P23" svg:width="4.3307in" svg:height="0.3941in" draw:control="control6"/></text:p>
          </table:table-cell>
        </table:table-row>
        <table:table-row>
          <table:table-cell table:style-name="Tabelle1.A1" office:value-type="string">
            <text:p text:style-name="P8">Straße, Hausnummer</text:p>
          </table:table-cell>
          <table:table-cell table:style-name="Tabelle1.B1" office:value-type="string">
            <text:p text:style-name="P2"><draw:control text:anchor-type="as-char" draw:z-index="3" draw:name="Shape3" draw:style-name="gr3" draw:text-style-name="P23" svg:width="3.1496in" svg:height="0.3941in" draw:control="control3"/><text:s text:c="2"/><draw:control text:anchor-type="as-char" draw:z-index="4" draw:name="Shape4" draw:style-name="gr3" draw:text-style-name="P23" svg:width="1.1024in" svg:height="0.3941in" draw:control="control4"/></text:p>
          </table:table-cell>
        </table:table-row>
        <table:table-row>
          <table:table-cell table:style-name="Tabelle1.A1" office:value-type="string">
            <text:p text:style-name="P8">Postleitzahl, Wohnort</text:p>
          </table:table-cell>
          <table:table-cell table:style-name="Tabelle1.B1" office:value-type="string">
            <text:p text:style-name="P2"><draw:control text:anchor-type="as-char" draw:z-index="7" draw:name="Shape5" draw:style-name="gr5" draw:text-style-name="P23" svg:width="1.1024in" svg:height="0.3941in" draw:control="control7"/><text:s text:c="2"/><draw:control text:anchor-type="as-char" draw:z-index="5" draw:name="Shape6" draw:style-name="gr3" draw:text-style-name="P23" svg:width="3.1496in" svg:height="0.3941in" draw:control="control5"/></text:p>
          </table:table-cell>
        </table:table-row>
        <table:table-row>
          <table:table-cell table:style-name="Tabelle1.A1" office:value-type="string">
            <text:p text:style-name="P8">Telefon</text:p>
          </table:table-cell>
          <table:table-cell table:style-name="Tabelle1.B1" office:value-type="string">
            <text:p text:style-name="P2"><draw:control text:anchor-type="as-char" draw:z-index="8" draw:name="Shape7" draw:style-name="gr5" draw:text-style-name="P23" svg:width="4.3307in" svg:height="0.3941in" draw:control="control8"/></text:p>
          </table:table-cell>
        </table:table-row>
        <table:table-row>
          <table:table-cell table:style-name="Tabelle1.A1" office:value-type="string">
            <text:p text:style-name="P8">Email</text:p>
          </table:table-cell>
          <table:table-cell table:style-name="Tabelle1.B1" office:value-type="string">
            <text:p text:style-name="P2"><draw:control text:anchor-type="as-char" draw:z-index="2" draw:name="Shape8" draw:style-name="gr3" draw:text-style-name="P23" svg:width="4.3307in" svg:height="0.3941in" draw:control="control2"/></text:p>
          </table:table-cell>
        </table:table-row>
      </table:table>
      <text:p text:style-name="P2"/>
      <text:h text:style-name="Heading_20_2" text:outline-level="2">Mitgliedschaft (Jahresbeitrag)</text:h>
      <text:p text:style-name="P2"><draw:control text:anchor-type="as-char" draw:z-index="9" draw:name="Shape9" draw:style-name="gr1" draw:text-style-name="P22" svg:width="1.7705in" svg:height="0.3906in" draw:control="control9"/><draw:control text:anchor-type="as-char" draw:z-index="21" draw:name="Shape10" draw:style-name="gr1" draw:text-style-name="P22" svg:width="4.0004in" svg:height="0.3906in" draw:control="control21"/></text:p>
      <text:p text:style-name="P2"><draw:control text:anchor-type="as-char" draw:z-index="20" draw:name="Shape11" draw:style-name="gr1" draw:text-style-name="P22" svg:width="1.7705in" svg:height="0.3906in" draw:control="control20"/><draw:control text:anchor-type="as-char" draw:z-index="22" draw:name="Shape12" draw:style-name="gr1" draw:text-style-name="P22" svg:width="3.1504in" svg:height="0.3906in" draw:control="control22"/><draw:control text:anchor-type="as-char" draw:z-index="23" draw:name="Shape13" draw:style-name="gr1" draw:text-style-name="P22" svg:width="1.3803in" svg:height="0.3906in" draw:control="control23"/></text:p>
      <text:p text:style-name="P2"/>
      <text:p text:style-name="P9">Folgende Familienmitglieder sollen mit aufgenommen werden:</text:p>
      <text:p text:style-name="P4">Vor- und Nachname<text:tab/><text:tab/><text:tab/><text:tab/><text:tab/><text:tab/><text:tab/>Geburtsdatum</text:p>
      <text:p text:style-name="P2"><draw:control text:anchor-type="as-char" draw:z-index="10" draw:name="Shape14" draw:style-name="gr3" draw:text-style-name="P23" svg:width="4.3307in" svg:height="0.3941in" draw:control="control10"/><text:tab/><draw:control text:anchor-type="as-char" draw:z-index="11" draw:name="Shape15" draw:style-name="gr4" draw:text-style-name="P23" svg:width="1.5752in" svg:height="0.3906in" draw:control="control11"/></text:p>
      <text:p text:style-name="P2"><draw:control text:anchor-type="as-char" draw:z-index="12" draw:name="Shape16" draw:style-name="gr3" draw:text-style-name="P23" svg:width="4.3307in" svg:height="0.3941in" draw:control="control12"/><text:tab/><draw:control text:anchor-type="as-char" draw:z-index="13" draw:name="Shape17" draw:style-name="gr4" draw:text-style-name="P23" svg:width="1.5752in" svg:height="0.3906in" draw:control="control13"/></text:p>
      <text:p text:style-name="P2"><draw:control text:anchor-type="as-char" draw:z-index="14" draw:name="Shape18" draw:style-name="gr3" draw:text-style-name="P23" svg:width="4.3307in" svg:height="0.3941in" draw:control="control14"/><text:tab/><draw:control text:anchor-type="as-char" draw:z-index="15" draw:name="Shape19" draw:style-name="gr4" draw:text-style-name="P23" svg:width="1.5752in" svg:height="0.3906in" draw:control="control15"/></text:p>
      <text:p text:style-name="P2"><draw:control text:anchor-type="as-char" draw:z-index="16" draw:name="Shape20" draw:style-name="gr3" draw:text-style-name="P23" svg:width="4.3307in" svg:height="0.3941in" draw:control="control16"/><text:tab/><draw:control text:anchor-type="as-char" draw:z-index="17" draw:name="Shape21" draw:style-name="gr4" draw:text-style-name="P23" svg:width="1.5752in" svg:height="0.3906in" draw:control="control17"/></text:p>
      <text:p text:style-name="P2"/>
      <text:p text:style-name="P2"/>
      <text:h text:style-name="P12" text:outline-level="3">Berechtigte Interessen des Vereins</text:h>
      <text:p text:style-name="P14">Zum Zwecke der Außendarstellung werden Fotos der Mitglieder und Fotos von Veranstaltungen auf der Vereinswebseite vcmuellheim.de veröffentlicht. Die Rechtsgrundlage hierfür ist Art. 6 Abs. 1 S. 1 lit. a) DS-GVO. Die Veröffentlichung personenbezogener Daten im Internet oder in lokalen, regionalen oder überregionalen Printmedien erfolgt zur Wahrung berechtigter Interessen des Vereins (vgl. Artikel 6 Abs. 1 lit. f) DSGVO). Das berechtigte Interesse des Vereins besteht in der Information der Öffentlichkeit durch Berichtserstattung über die Aktivitäten des Vereins. In diesem Rahmen werden personenbezogene Daten einschließlich von Bildern der Teilnehmer zum Beispiel im Rahmen der Berichterstattung über Ereignisse des Vereins veröffentlicht.</text:p>
      <text:h text:style-name="P13" text:outline-level="3"><text:soft-page-break/>Auszüg<text:span text:style-name="T6">e</text:span> aus der Satzung <text:span text:style-name="T6">&amp; Beitragsordnung</text:span> des Volleyballclub Müllheim e.V.</text:h>
      <text:p text:style-name="P15">Beendigung der Mitgliedschaft</text:p>
      <text:p text:style-name="P17">Der freiwillige Austritt hat in Textform gegenüber einem Mitglied des Vorstands oder der Vereins-geschäftsstelle erfolgen. Er ist frühestens zum Ende des dem Eintritt folgenden Kalenderjahres unter Einhaltung einer Kündigungsfrist von einem Monat zulässig.</text:p>
      <text:p text:style-name="P16">Beiträge</text:p>
      <text:p text:style-name="P18">Die Mitglieder sind zur Entrichtung der durch die Mitgliederversammlung festgesetzten Beiträge, Umlagen und Gebühren verpflichtet. Einzelheiten werden in der Beitragsordnung geregelt.<text:line-break/><text:span text:style-name="T8">Fälligkeit</text:span></text:p>
      <text:p text:style-name="P17">Der Mitgliedsbeitrag wird am letzten Bankarbeitstag im Januar jeden Jahres eingezogen. Bei einem späteren Vereinseintritt wird der Vereinsbeitrag sofort fällig und innerhalb von 14 Tagen eingezogen.</text:p>
      <text:p text:style-name="P17"/>
      <text:p text:style-name="P17"/>
      <text:p text:style-name="P3">Für Schüler, Studenten und Auszubildende besteht eine Bringschuld über den Nachweis eines gültigen Schulausweises / Ausbildungsvertrag vor Beginn des Kalenderjahres (31 Dezember). Wird diese nicht erbracht, erfolgt automatisch die Beitragsabrechnung ohne Ermäßigung.</text:p>
      <text:p text:style-name="P3"/>
      <text:p text:style-name="P10"><text:span text:style-name="T5">Mit folgender Unterschrift akzeptiere die Satzung des Volleyballclub Müllheim e.V.,<text:line-break/>welche ich auf </text:span><text:a xlink:type="simple" xlink:href="https://vcmuellheim.de/satzung/" text:style-name="Internet_20_link" text:visited-style-name="Visited_20_Internet_20_Link"><text:span text:style-name="T5">https://vcmuellheim.de/satzung/</text:span></text:a><text:span text:style-name="T5"> vollständig einsehen konnte.</text:span></text:p>
      <text:p text:style-name="P3"/>
      <text:p text:style-name="P3"/>
      <text:p text:style-name="P2"/>
      <text:p text:style-name="P5">…......................................................<text:tab/><text:tab/>…........................................................................</text:p>
      <text:p text:style-name="P5">Datum, Ort<text:tab/><text:tab/><text:tab/><text:tab/><text:tab/>Unterschrift</text:p>
      <text:p text:style-name="P3"><text:tab/><text:tab/><text:tab/><text:tab/><text:tab/><text:tab/>(bei Minderjährigen Unterschrift</text:p>
      <text:p text:style-name="P3"><text:tab/><text:tab/><text:tab/><text:tab/><text:tab/><text:tab/>des Erziehungsberechtigten)</text:p>
      <text:p text:style-name="P7"/>
      <text:h text:style-name="P11" text:outline-level="2">Bankeinzugsermächtigung (SEPA-Lastschrift)</text:h>
      <text:p text:style-name="P6">(Bei Nichterteilung beträgt die Bearbeitungsgebühr 5 €!)</text:p>
      <text:p text:style-name="P2"/>
      <table:table table:name="Tabelle2" table:style-name="Tabelle2">
        <table:table-column table:style-name="Tabelle2.A"/>
        <table:table-column table:style-name="Tabelle2.B"/>
        <table:table-row>
          <table:table-cell table:style-name="Tabelle2.A1" office:value-type="string">
            <text:p text:style-name="P8">Vor- und Nachname des Kontoinhabers</text:p>
          </table:table-cell>
          <table:table-cell table:style-name="Tabelle2.B1" office:value-type="string">
            <text:p text:style-name="P8"><draw:control text:anchor-type="as-char" draw:z-index="18" draw:name="Shape22" draw:style-name="gr3" draw:text-style-name="P23" svg:width="4.3307in" svg:height="0.3941in" draw:control="control18"/></text:p>
          </table:table-cell>
        </table:table-row>
        <table:table-row>
          <table:table-cell table:style-name="Tabelle2.A1" office:value-type="string">
            <text:p text:style-name="P8">IBAN</text:p>
          </table:table-cell>
          <table:table-cell table:style-name="Tabelle2.B1" office:value-type="string">
            <text:p text:style-name="P2"><draw:control text:anchor-type="as-char" draw:z-index="19" draw:name="Shape23" draw:style-name="gr2" draw:text-style-name="P23" svg:width="4.3307in" svg:height="0.3941in" draw:control="control19"/></text:p>
          </table:table-cell>
        </table:table-row>
      </table:table>
      <text:p text:style-name="P2"/>
      <text:p text:style-name="P2">Hiermit ermächtige ich den Volleyballclub Müllheim e.V. widerruflich den Vereinsbeitrag bei Fälligkeit per Lastschriftverfahren vom oben genannten Konto einzuziehen.</text:p>
      <text:p text:style-name="P3"/>
      <text:p text:style-name="P2"/>
      <text:p text:style-name="P2"/>
      <text:p text:style-name="P5">…......................................................<text:tab/><text:tab/>…........................................................................</text:p>
      <text:p text:style-name="P5">Datum, Ort<text:tab/><text:tab/><text:tab/><text:tab/><text:tab/>Unterschrift des Kontoinhabers</text:p>
      <text:p text:style-name="P5"/>
      <text:p text:style-name="P21"/>
      <text:h text:style-name="P13" text:outline-level="3">Anmeldeprozess</text:h>
      <text:p text:style-name="Standard"><text:span text:style-name="T2">Die Anmeldung kann unterschrieben und digital eingescannt als PDF (bitte nicht als Fotodatei) an </text:span><text:a xlink:type="simple" xlink:href="mailto:mitgliedschaft@vcmuellheim.de" text:style-name="Internet_20_link" text:visited-style-name="Visited_20_Internet_20_Link"><text:span text:style-name="T3">mitgliedschaft@vcmuellheim.de</text:span></text:a><text:span text:style-name="T2"> gesendet werden.<text:line-break/>Alternativ gebt ihr die Anmeldung ausgedruckt an eure:n Trainer: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Standard" style:font-family-generic="swiss"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2" fo:font-family="'Open Sans'" style:font-style-name="Standard"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fo:font-weight="bold" style:font-name-asian="OpenSymbol" style:font-family-asian="OpenSymbol" style:font-weight-asian="bold" style:font-name-complex="OpenSymbol" style:font-family-complex="OpenSymbol" style:font-weight-complex="bold"/>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Open Sans1" fo:font-size="9pt" style:font-size-asian="9pt" style:font-size-complex="9pt"/>
    </style:style>
    <style:page-layout style:name="Mpm1">
      <style:page-layout-properties fo:page-width="8.2681in" fo:page-height="11.6929in" style:num-format="1" style:print-orientation="portrait" fo:margin-top="0.4in" fo:margin-bottom="0.4in" fo:margin-left="0.6in" fo:margin-right="0.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fals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style:footer>
        <text:p text:style-name="MP1">Seite <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jörn Kohnen</meta:initial-creator>
    <meta:creation-date>2021-10-01T08:49:18.11</meta:creation-date>
    <dc:date>2023-12-06T18:02:04.909711789</dc:date>
    <meta:editing-duration>PT18H30M52S</meta:editing-duration>
    <meta:editing-cycles>55</meta:editing-cycles>
    <meta:generator>LibreOffice/7.6.3.2$MacOSX_AARCH64 LibreOffice_project/29d686fea9f6705b262d369fede658f824154cc0</meta:generator>
    <dc:subject>Volleyball</dc:subject>
    <dc:title>Anmeldung zur Vereinsmitgliedschaft</dc:title>
    <meta:print-date>2023-12-06T18:01:30.130702633</meta:print-date>
    <meta:printed-by>PDF files</meta:printed-by>
    <meta:document-statistic meta:table-count="2" meta:image-count="1" meta:object-count="0" meta:page-count="2" meta:paragraph-count="49" meta:word-count="360" meta:character-count="3221" meta:non-whitespace-character-count="2860"/>
  </office:meta>
</office:document-meta>
</file>